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7083" officeooo:paragraph-rsid="00127083"/>
    </style:style>
    <style:style style:name="P2" style:family="paragraph" style:parent-style-name="Standard">
      <style:text-properties officeooo:rsid="00127083" officeooo:paragraph-rsid="003952f9"/>
    </style:style>
    <style:style style:name="P3" style:family="paragraph" style:parent-style-name="Standard">
      <style:text-properties officeooo:rsid="00218c96" officeooo:paragraph-rsid="00237789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237789" officeooo:paragraph-rsid="00237789" style:font-style-asian="italic" style:font-style-complex="italic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127083" officeooo:paragraph-rsid="00127083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27083" officeooo:paragraph-rsid="00127083" style:font-size-asian="18pt" style:font-weight-asian="bold" style:font-size-complex="18pt" style:font-weight-complex="bold" loext:padding="0.049cm" loext:border="0.06pt solid #000000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3763b1" officeooo:paragraph-rsid="003952f9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officeooo:paragraph-rsid="00127083"/>
    </style:style>
    <style:style style:name="P9" style:family="paragraph" style:parent-style-name="Standard" style:list-style-name="L1">
      <style:text-properties officeooo:paragraph-rsid="00143644"/>
    </style:style>
    <style:style style:name="P10" style:family="paragraph" style:parent-style-name="Standard" style:list-style-name="L1">
      <style:text-properties officeooo:paragraph-rsid="003d98a0"/>
    </style:style>
    <style:style style:name="P11" style:family="paragraph" style:parent-style-name="Standard" style:list-style-name="L1">
      <style:text-properties officeooo:paragraph-rsid="00237789"/>
    </style:style>
    <style:style style:name="P12" style:family="paragraph" style:parent-style-name="Standard" style:list-style-name="L1">
      <style:text-properties officeooo:paragraph-rsid="0046bc39"/>
    </style:style>
    <style:style style:name="P13" style:family="paragraph" style:parent-style-name="Standard" style:list-style-name="L1">
      <style:text-properties officeooo:rsid="003f5bf1" officeooo:paragraph-rsid="003f5bf1"/>
    </style:style>
    <style:style style:name="P14" style:family="paragraph" style:parent-style-name="Standard" style:list-style-name="L1">
      <style:text-properties officeooo:rsid="00156b5b" officeooo:paragraph-rsid="00156b5b"/>
    </style:style>
    <style:style style:name="P15" style:family="paragraph" style:parent-style-name="Standard" style:list-style-name="L1">
      <style:text-properties officeooo:rsid="00426968" officeooo:paragraph-rsid="00412329"/>
    </style:style>
    <style:style style:name="P16" style:family="paragraph" style:parent-style-name="Standard" style:list-style-name="L2">
      <style:text-properties officeooo:rsid="00426968" officeooo:paragraph-rsid="0044ed59"/>
    </style:style>
    <style:style style:name="P17" style:family="paragraph" style:parent-style-name="Standard" style:list-style-name="L1">
      <style:text-properties officeooo:rsid="00127083" officeooo:paragraph-rsid="003d98a0"/>
    </style:style>
    <style:style style:name="P18" style:family="paragraph" style:parent-style-name="Standard" style:list-style-name="L1">
      <style:text-properties officeooo:rsid="00412329" officeooo:paragraph-rsid="00412329"/>
    </style:style>
    <style:style style:name="P19" style:family="paragraph" style:parent-style-name="Standard" style:list-style-name="L1">
      <style:text-properties officeooo:rsid="00190dbc" officeooo:paragraph-rsid="00190dbc"/>
    </style:style>
    <style:style style:name="P20" style:family="paragraph" style:parent-style-name="Standard" style:list-style-name="L2">
      <style:text-properties officeooo:rsid="00237789" officeooo:paragraph-rsid="002ad929"/>
    </style:style>
    <style:style style:name="P21" style:family="paragraph" style:parent-style-name="Standard" style:list-style-name="L2">
      <style:text-properties officeooo:rsid="00237789" officeooo:paragraph-rsid="00237789"/>
    </style:style>
    <style:style style:name="P22" style:family="paragraph" style:parent-style-name="Standard" style:list-style-name="L2">
      <style:text-properties officeooo:rsid="002beafd" officeooo:paragraph-rsid="002beafd"/>
    </style:style>
    <style:style style:name="P23" style:family="paragraph" style:parent-style-name="Standard" style:list-style-name="L2">
      <style:text-properties officeooo:rsid="002d3a09" officeooo:paragraph-rsid="002d3a09"/>
    </style:style>
    <style:style style:name="P24" style:family="paragraph" style:parent-style-name="Standard" style:list-style-name="L2">
      <style:text-properties officeooo:rsid="00349dca" officeooo:paragraph-rsid="00349dca"/>
    </style:style>
    <style:style style:name="P25" style:family="paragraph" style:parent-style-name="Standard" style:list-style-name="L2">
      <style:text-properties officeooo:rsid="002ed876" officeooo:paragraph-rsid="002ed876"/>
    </style:style>
    <style:style style:name="P26" style:family="paragraph" style:parent-style-name="Standard" style:list-style-name="L2">
      <style:text-properties officeooo:rsid="0031c430" officeooo:paragraph-rsid="00319d81"/>
    </style:style>
    <style:style style:name="P27" style:family="paragraph" style:parent-style-name="Standard" style:list-style-name="L2">
      <style:text-properties officeooo:rsid="00272244" officeooo:paragraph-rsid="00272244"/>
    </style:style>
    <style:style style:name="P28" style:family="paragraph" style:parent-style-name="Standard" style:list-style-name="L2">
      <style:text-properties officeooo:rsid="0028ebd7" officeooo:paragraph-rsid="0028ebd7"/>
    </style:style>
    <style:style style:name="P29" style:family="paragraph" style:parent-style-name="Standard" style:list-style-name="L2">
      <style:text-properties officeooo:rsid="00218c96" officeooo:paragraph-rsid="00272244"/>
    </style:style>
    <style:style style:name="T1" style:family="text">
      <style:text-properties officeooo:rsid="00127083"/>
    </style:style>
    <style:style style:name="T2" style:family="text">
      <style:text-properties officeooo:rsid="00143644"/>
    </style:style>
    <style:style style:name="T3" style:family="text">
      <style:text-properties officeooo:rsid="0017a8db"/>
    </style:style>
    <style:style style:name="T4" style:family="text">
      <style:text-properties officeooo:rsid="00184a2b"/>
    </style:style>
    <style:style style:name="T5" style:family="text">
      <style:text-properties officeooo:rsid="001a89d0"/>
    </style:style>
    <style:style style:name="T6" style:family="text">
      <style:text-properties officeooo:rsid="001c7498"/>
    </style:style>
    <style:style style:name="T7" style:family="text">
      <style:text-properties officeooo:rsid="00218c96"/>
    </style:style>
    <style:style style:name="T8" style:family="text">
      <style:text-properties officeooo:rsid="00237789"/>
    </style:style>
    <style:style style:name="T9" style:family="text">
      <style:text-properties officeooo:rsid="00272244"/>
    </style:style>
    <style:style style:name="T10" style:family="text">
      <style:text-properties officeooo:rsid="003245cc"/>
    </style:style>
    <style:style style:name="T11" style:family="text">
      <style:text-properties officeooo:rsid="00349dca"/>
    </style:style>
    <style:style style:name="T12" style:family="text">
      <style:text-properties officeooo:rsid="003d98a0"/>
    </style:style>
    <style:style style:name="T13" style:family="text">
      <style:text-properties officeooo:rsid="003f5bf1"/>
    </style:style>
    <style:style style:name="T14" style:family="text">
      <style:text-properties officeooo:rsid="003fdac1"/>
    </style:style>
    <style:style style:name="T15" style:family="text">
      <style:text-properties officeooo:rsid="00412329"/>
    </style:style>
    <style:style style:name="T16" style:family="text">
      <style:text-properties officeooo:rsid="00426968"/>
    </style:style>
    <style:style style:name="T17" style:family="text">
      <style:text-properties officeooo:rsid="004445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ystème ECU Moto « <text:span text:style-name="T10">ecuBiker »</text:span></text:p>
      <text:p text:style-name="P1"/>
      <text:p text:style-name="P1"/>
      <text:p text:style-name="P1"/>
      <text:p text:style-name="P1"/>
      <text:p text:style-name="P7">Fonctionnalités :</text:p>
      <text:p text:style-name="P2"/>
      <text:p text:style-name="P5">Fonctio<text:span text:style-name="T3">ns au guidon</text:span>:</text:p>
      <text:list xml:id="list3176188539" text:style-name="L1">
        <text:list-item>
          <text:p text:style-name="P8"><text:span text:style-name="T12">4</text:span><text:span text:style-name="T1"> boutons poussoir </text:span><text:span text:style-name="T4">coté</text:span><text:span text:style-name="T1"> gauche.</text:span></text:p>
          <text:list>
            <text:list-item>
              <text:p text:style-name="P9"><text:span text:style-name="T6">C</text:span><text:span text:style-name="T13">lignotant g</text:span><text:span text:style-name="T2">auche</text:span></text:p>
            </text:list-item>
            <text:list-item>
              <text:p text:style-name="P13">Plein phare</text:p>
            </text:list-item>
            <text:list-item>
              <text:p text:style-name="P14">Klaxon</text:p>
            </text:list-item>
            <text:list-item>
              <text:p text:style-name="P13">Non utilisé</text:p>
            </text:list-item>
          </text:list>
        </text:list-item>
        <text:list-item>
          <text:p text:style-name="P10"><text:span text:style-name="T12">4</text:span><text:span text:style-name="T1"> boutons poussoir </text:span><text:span text:style-name="T4">coté</text:span><text:span text:style-name="T1"> </text:span><text:span text:style-name="T12">droit</text:span><text:span text:style-name="T1">.</text:span></text:p>
          <text:list>
            <text:list-item>
              <text:p text:style-name="P15">Démarrage</text:p>
            </text:list-item>
            <text:list-item>
              <text:p text:style-name="P17"><text:span text:style-name="T2">Clignot</text:span><text:span text:style-name="T5">ant</text:span><text:span text:style-name="T2"> Droit</text:span></text:p>
            </text:list-item>
            <text:list-item>
              <text:p text:style-name="P18">Warning</text:p>
            </text:list-item>
            <text:list-item>
              <text:p text:style-name="P18">Coupe-Circuit</text:p>
            </text:list-item>
          </text:list>
        </text:list-item>
        <text:list-item>
          <text:p text:style-name="P8"><text:span text:style-name="T17">C</text:span><text:span text:style-name="T14">ontacteur</text:span><text:span text:style-name="T1"> « frein </text:span><text:span text:style-name="T16">avant</text:span><text:span text:style-name="T1">»</text:span></text:p>
        </text:list-item>
        <text:list-item>
          <text:p text:style-name="P19">1 afficheur OLED <text:span text:style-name="T15">et 2 boutons poussoir de </text:span><text:span text:style-name="T16">contrôle</text:span></text:p>
          <text:list>
            <text:list-item>
              <text:p text:style-name="P19">Vitesse</text:p>
            </text:list-item>
            <text:list-item>
              <text:p text:style-name="P19"><text:span text:style-name="T5">Kilomètres</text:span> journalier</text:p>
            </text:list-item>
            <text:list-item>
              <text:p text:style-name="P19"><text:span text:style-name="T5">Kilomètres</text:span> total</text:p>
            </text:list-item>
            <text:list-item>
              <text:p text:style-name="P11"><text:span text:style-name="T8">Témoins</text:span><text:span text:style-name="T7"> : Clignotant, Phares, Huile, </text:span><text:span text:style-name="T9">point mort</text:span></text:p>
            </text:list-item>
          </text:list>
          <text:p text:style-name="P11"/>
        </text:list-item>
      </text:list>
      <text:p text:style-name="P4">Fonctions sous la selle :</text:p>
      <text:list xml:id="list1264061597" text:style-name="L2">
        <text:list-item>
          <text:p text:style-name="P20">Clé RFID pour dés-activation Système</text:p>
        </text:list-item>
        <text:list-item>
          <text:p text:style-name="P21">Alarme</text:p>
        </text:list-item>
        <text:list-item>
          <text:p text:style-name="P21">Arrêt automatique des clignotants</text:p>
        </text:list-item>
        <text:list-item>
          <text:p text:style-name="P22">Commandes :</text:p>
          <text:list>
            <text:list-item>
              <text:p text:style-name="P22">Clignotant Gauche</text:p>
            </text:list-item>
            <text:list-item>
              <text:p text:style-name="P22">Clignotant Droit</text:p>
            </text:list-item>
            <text:list-item>
              <text:p text:style-name="P23"><text:span text:style-name="T11">Plein p</text:span>hare</text:p>
            </text:list-item>
            <text:list-item>
              <text:p text:style-name="P24">Feux de croisements</text:p>
            </text:list-item>
            <text:list-item>
              <text:p text:style-name="P25">Frein</text:p>
            </text:list-item>
            <text:list-item>
              <text:p text:style-name="P22">Klaxon</text:p>
            </text:list-item>
            <text:list-item>
              <text:p text:style-name="P26">Démarrage</text:p>
            </text:list-item>
          </text:list>
        </text:list-item>
        <text:list-item>
          <text:p text:style-name="P16">Contacteur « frein <text:span text:style-name="T17">arrière</text:span> »</text:p>
        </text:list-item>
        <text:list-item>
          <text:p text:style-name="P27">Capteurs :</text:p>
          <text:list>
            <text:list-item>
              <text:p text:style-name="P27">pression huile</text:p>
            </text:list-item>
            <text:list-item>
              <text:p text:style-name="P27">Point mort</text:p>
            </text:list-item>
            <text:list-item>
              <text:p text:style-name="P28">vitesse</text:p>
            </text:list-item>
          </text:list>
          <text:p text:style-name="P29"/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8T09:10:18.569000000</meta:creation-date>
    <dc:date>2020-04-09T20:36:29.122000000</dc:date>
    <meta:editing-duration>PT16H27M51S</meta:editing-duration>
    <meta:editing-cycles>43</meta:editing-cycles>
    <meta:generator>LibreOffice/6.4.2.2$Windows_x86 LibreOffice_project/4e471d8c02c9c90f512f7f9ead8875b57fcb1ec3</meta:generator>
    <meta:document-statistic meta:table-count="0" meta:image-count="0" meta:object-count="0" meta:page-count="1" meta:paragraph-count="38" meta:word-count="133" meta:character-count="680" meta:non-whitespace-character-count="617"/>
  </office:meta>
</office:document-meta>
</file>